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gif" manifest:media-type="image/gif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67" style:parent-style-name="Graphics">
      <style:graphic-properties draw:fill="none" fo:clip="rect(0in, 0in, 0in, 0in)" draw:stroke="none" draw:luminance="0%" draw:contrast="0%" draw:image-opacity="100%"/>
    </style:style>
    <style:style style:family="text" style:name="a56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9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draw:style-name="a566" svg:x="4.35866in" svg:y="5.9in" svg:width="3.04134in" svg:height="1.4in" style:rel-width="scale" style:rel-height="scale">
          <draw:image xlink:href="media/image1.gif" xlink:type="simple" xlink:show="embed" xlink:actuate="onLoad"/>
          <svg:title/>
          <svg:desc/>
        </draw:frame>
        <draw:frame draw:id="id74" draw:style-name="a567" svg:x="0.40787in" svg:y="5.5in" svg:width="3.89213in" svg:height="1.7in" style:rel-width="scale" style:rel-height="scale">
          <draw:image xlink:href="media/image2.jpg" xlink:type="simple" xlink:show="embed" xlink:actuate="onLoad"/>
          <svg:title/>
          <svg:desc/>
        </draw:frame>
        <draw:frame draw:id="id75" presentation:style-name="a570" draw:name="Title 3" svg:x="0.8in" svg:y="0.5in" svg:width="9.13819in" svg:height="1.67992in" presentation:class="title" presentation:placeholder="false">
          <draw:text-box>
            <text:p text:style-name="a569" text:class-names="" text:cond-style-name=""><text:span text:style-name="a568" text:class-names="">Programming in Network <text:line-break/>Environments</text:span></text:p>
          </draw:text-box>
          <svg:title/>
          <svg:desc/>
        </draw:frame>
        <draw:frame draw:id="id76" presentation:style-name="a579" draw:name="Title 4" svg:x="0.96181in" svg:y="3in" svg:width="9.13819in" svg:height="1.67992in" presentation:class="title" presentation:placeholder="false">
          <draw:text-box>
            <text:p text:style-name="a578" text:class-names="" text:cond-style-name=""><text:span text:style-name="a571" text:class-names="">Session</text:span><text:span text:style-name="a572" text:class-names=""><text:s text:c="1"/></text:span><text:span text:style-name="a573" text:class-names="">2: <text:line-break/></text:span><text:span text:style-name="a574" text:class-names="">Debugging</text:span><text:span text:style-name="a575" text:class-names=""><text:s text:c="1"/>in<text:s text:c="1"/></text:span><text:span text:style-name="a576" text:class-names="">Pycharm</text:span><text:span text:style-name="a577" text:class-names=""/></text:p>
          </draw:text-box>
          <svg:title/>
          <svg:desc/>
        </draw:frame>
        <draw:frame draw:id="id77" presentation:style-name="a585" draw:name="Title 5" svg:x="7.9in" svg:y="6.10276in" svg:width="2.7in" svg:height="0.99724in" presentation:class="title" presentation:placeholder="false">
          <draw:text-box>
            <text:p text:style-name="a584" text:class-names="" text:cond-style-name=""><text:span text:style-name="a580" text:class-names="">Course</text:span><text:span text:style-name="a581" text:class-names=""><text:s text:c="1"/><text:line-break/></text:span><text:span text:style-name="a582" text:class-names="">2020-2021</text:span><text:span text:style-name="a583" text:class-names=""/></text:p>
          </draw:text-box>
          <svg:title/>
          <svg:desc/>
        </draw:frame>
        <presentation:notes draw:style-name="a591">
          <draw:frame draw:id="id78" draw:style-name="a588" draw:name="Slide Number Placeholder 6" svg:x="4.67953in" svg:y="11.10827in" svg:width="3.5878in" svg:height="0.58425in">
            <draw:text-box>
              <text:p text:style-name="a587" text:class-names="" text:cond-style-name=""><text:span text:style-name="a586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9" presentation:style-name="a589" draw:name="Slide Image Placeholder 1">
            <svg:title/>
            <svg:desc/>
          </draw:page-thumbnail>
          <draw:frame draw:id="id80" presentation:style-name="a59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 presentation:full-screen="fals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gramming in Network  Environments</dc:title>
    <dc:creator>Rafael</dc:creator>
    <meta:creation-date>2016-09-12T08:43:18Z</meta:creation-date>
    <dc:date>2021-02-15T22:44:56Z</dc:date>
    <meta:print-date>2017-10-04T10:42:29Z</meta:print-date>
    <meta:editing-cycles>494</meta:editing-cycles>
    <meta:editing-duration>PT680474S</meta:editing-duration>
    <meta:document-statistic meta:paragraph-count="4" meta:word-count="16"/>
  </office:meta>
</office:document-meta>
</file>